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cm" fo:min-width="8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7.456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7.45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456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fo:min-height="0.357cm"/>
    </style:style>
    <style:style style:name="gr1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24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8.5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20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21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22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style:font-name="Source Code Pro Medium1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5cm" svg:height="3cm" svg:x="13cm" svg:y="14.45cm">
          <text:p text:style-name="P1"><text:span text:style-name="T1"><text:a xlink:href="https://github.com/openstack/nova" xlink:type="simple">https://github.com/openstack/nova</text:a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5cm" svg:height="1.25cm" svg:x="13cm" svg:y="13.2cm">
          <text:p text:style-name="P1"><text:span text:style-name="T2">Upstream git rep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cm" svg:height="3.55cm" svg:x="26.05cm" svg:y="13.75cm">
          <text:p text:style-name="P1"><text:span text:style-name="T1"><text:a xlink:href="https://github.com/openstack-packages/nova" xlink:type="simple">https://github.com/openstack-packages/nova</text:a></text:span></text:p>
          <text:p text:style-name="P1"><text:span text:style-name="T1">via </text:span><text:span text:style-name="T1"><text:a xlink:href="https://review.gerrithub.io/" xlink:type="simple">https://review.gerrithub.io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cm" svg:height="1.25cm" svg:x="26.05cm" svg:y="12.5cm">
          <text:p text:style-name="P1"><text:span text:style-name="T2">RDO trunk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3cm" svg:height="0.5cm" svg:x="16.5cm" svg:y="15.2cm"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6.5cm" svg:y="15.95cm">
          <text:p text:style-name="P2"><text:span text:style-name="T1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6.5cm" svg:y="16.7cm">
          <text:p text:style-name="P2"><text:span text:style-name="T1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0.5cm" svg:x="26.05cm" svg:y="15.75cm">
          <text:p text:style-name="P1"><text:span text:style-name="T1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3cm" svg:height="0.5cm" svg:x="26.05cm" svg:y="15cm">
          <text:p text:style-name="P1"><text:span text:style-name="T1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199cm" svg:x1="26.05cm" svg:y1="15.25cm" svg:x2="20.85cm" svg:y2="22cm" draw:start-shape="id1" draw:start-glue-point="3" draw:end-shape="id2" draw:end-glue-point="3" svg:d="M26050 15250h-5900v6750h700" svg:viewBox="0 0 5901 6751">
          <text:p/>
        </draw:connector>
        <draw:frame draw:style-name="gr7" draw:text-style-name="P7" draw:layer="layout" svg:width="6.5cm" svg:height="0.569cm" svg:x="13cm" svg:y="13.9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6.05cm" svg:y="13.25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8" draw:text-style-name="P3" draw:layer="layout" svg:width="7.956cm" svg:height="1.75cm" svg:x="13.65cm" svg:y="32.85cm">
          <text:p text:style-name="P1"><text:span text:style-name="T1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7.956cm" svg:height="1.5cm" svg:x="13.65cm" svg:y="31.35cm">
          <text:p text:style-name="P1"><text:span text:style-name="T2">RDO Trunk builds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956cm" svg:height="0.5cm" svg:x="13.65cm" svg:y="33.6cm">
          <text:p text:style-name="P1"><text:span text:style-name="T1">/$VERSION/$DIST/$HASH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956cm" svg:height="0.887cm" svg:x="13.694cm" svg:y="32.024cm">
          <draw:text-box>
            <text:p text:style-name="P1"><text:span text:style-name="T3">Serves per-commit yum repos and build reports</text:span></text:p>
          </draw:text-box>
        </draw:frame>
        <draw:frame draw:style-name="gr12" draw:text-style-name="P8" draw:layer="layout" svg:width="2.5cm" svg:height="0.607cm" svg:x="14.052cm" svg:y="15.15cm">
          <draw:text-box>
            <text:p text:style-name="P2"><text:span text:style-name="T1">branches</text:span></text:p>
          </draw:text-box>
        </draw:frame>
        <draw:connector draw:style-name="gr6" draw:text-style-name="P6" draw:layer="layout" svg:x1="23.85cm" svg:y1="22cm" svg:x2="24.723cm" svg:y2="23.3cm" draw:start-shape="id2" draw:start-glue-point="1" draw:end-shape="id3" draw:end-glue-point="0" svg:d="M23850 22000h873v1300" svg:viewBox="0 0 874 1301">
          <text:p/>
        </draw:connector>
        <draw:frame draw:style-name="gr13" draw:text-style-name="P9" draw:layer="layout" svg:width="3.458cm" svg:height="0.569cm" svg:x="16.65cm" svg:y="19.931cm">
          <draw:text-box>
            <text:p><text:span text:style-name="T3">Fetch on each commit</text:span></text:p>
          </draw:text-box>
        </draw:frame>
        <draw:connector draw:style-name="gr6" draw:text-style-name="P6" draw:layer="layout" svg:x1="28.597cm" svg:y1="26.45cm" svg:x2="31.9cm" svg:y2="34.4cm" draw:start-shape="id4" draw:start-glue-point="1" draw:end-shape="id5" svg:d="M28597 26450h3804v7950h-501" svg:viewBox="0 0 3805 7951">
          <text:p/>
        </draw:connector>
        <draw:custom-shape draw:style-name="gr14" draw:text-style-name="P10" draw:layer="layout" svg:width="7.75cm" svg:height="1.25cm" svg:x="20.85cm" svg:y="19.75cm">
          <text:p text:style-name="P1"><text:span text:style-name="T2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75cm" svg:height="0.569cm" svg:x="20.85cm" svg:y="20.431cm">
          <draw:text-box>
            <text:p text:style-name="P1"><text:span text:style-name="T3">Creates packages and repos for trunk repos</text:span></text:p>
          </draw:text-box>
        </draw:frame>
        <draw:custom-shape draw:style-name="gr15" draw:text-style-name="P11" draw:layer="layout" svg:width="7.747cm" svg:height="6cm" svg:x="20.85cm" svg:y="21cm">
          <text:p text:style-name="P1"><text:span text:style-name="T4"><text:a xlink:href="https://github.com/openstack-packages/DLRN" xlink:type="simple">https://github.com/openstack-packages/DLRN</text:a>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025cm" svg:x1="19.5cm" svg:y1="15.45cm" svg:x2="20.85cm" svg:y2="22cm" draw:start-shape="id6" draw:start-glue-point="1" draw:end-shape="id2" draw:end-glue-point="3" svg:d="M19500 15450h650v6550h700" svg:viewBox="0 0 1351 6551">
          <text:p/>
        </draw:connector>
        <draw:custom-shape draw:style-name="gr5" draw:text-style-name="P5" xml:id="id2" draw:id="id2" draw:layer="layout" svg:width="3cm" svg:height="0.5cm" svg:x="20.85cm" svg:y="21.75cm">
          <text:p text:style-name="P2"><text:span text:style-name="T1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0.85cm" svg:y="22.45cm">
          <text:p text:style-name="P2"><text:span text:style-name="T1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5.602cm" svg:y="21.748cm">
          <text:p text:style-name="P2"><text:span text:style-name="T1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0.5cm" svg:x="26.05cm" svg:y="16.55cm">
          <text:p text:style-name="P1"><text:span text:style-name="T1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cm" svg:height="0.5cm" svg:x="25.602cm" svg:y="22.448cm">
          <text:p text:style-name="P2"><text:span text:style-name="T1">centos-liberty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3" draw:id="id3" draw:layer="layout" svg:width="7.747cm" svg:height="0.5cm" svg:x="20.85cm" svg:y="23.3cm">
          <text:p text:style-name="P1"><text:span text:style-name="T1">/$DIST/$H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8" draw:id="id8" draw:layer="layout" svg:width="7.747cm" svg:height="0.5cm" svg:x="20.85cm" svg:y="24cm">
          <text:p text:style-name="P1"><text:span text:style-name="T1">/$VERSION/$DIST/curr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0" draw:id="id10" draw:layer="layout" svg:width="7.747cm" svg:height="0.5cm" svg:x="20.85cm" svg:y="25.5cm">
          <text:p text:style-name="P1"><text:span text:style-name="T1">/$VERSION/$DIST/current-passed-ci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9cm" svg:height="3cm" svg:x="22.9cm" svg:y="32.1cm">
          <text:p text:style-name="P1"><text:span text:style-name="T1"><text:a xlink:href="http://buildlogs.centos.org/" xlink:type="simple">http://buildlogs.centos.org</text:a>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9cm" svg:height="1.5cm" svg:x="22.9cm" svg:y="30.6cm">
          <text:p text:style-name="P1"><text:span text:style-name="T2">RDO trunk repos (CentOS)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5" draw:id="id5" draw:layer="layout" svg:width="9cm" svg:height="0.5cm" svg:x="22.9cm" svg:y="34.15cm">
          <text:p text:style-name="P1"><text:span text:style-name="T1">$DIST/rdo-trunk-master-tripleo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22.95cm" svg:y="31.274cm">
          <draw:text-box>
            <text:p text:style-name="P1"><text:span text:style-name="T3">Serves yum repos for trunk RDO</text:span></text:p>
          </draw:text-box>
        </draw:frame>
        <draw:custom-shape draw:style-name="gr19" draw:text-style-name="P3" xml:id="id13" draw:id="id13" draw:layer="layout" svg:width="9cm" svg:height="0.5cm" svg:x="22.9cm" svg:y="32.7cm">
          <text:p text:style-name="P1"><text:span text:style-name="T1">$DIST/rdo-trunk-$VERSIO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0.85cm" svg:y1="23.55cm" svg:x2="17.628cm" svg:y2="31.35cm" draw:start-shape="id3" draw:start-glue-point="3" draw:end-shape="id7" draw:end-glue-point="0" svg:d="M20850 23550h-3222v7800" svg:viewBox="0 0 3223 7801">
          <text:p/>
        </draw:connector>
        <draw:connector draw:style-name="gr6" draw:text-style-name="P6" draw:layer="layout" svg:x1="20.85cm" svg:y1="23.55cm" svg:x2="20.85cm" svg:y2="24.25cm" draw:start-shape="id3" draw:start-glue-point="3" draw:end-shape="id8" draw:end-glue-point="3" svg:d="M20850 23550h-502v700h502" svg:viewBox="0 0 503 701">
          <text:p/>
        </draw:connector>
        <draw:frame draw:style-name="gr13" draw:text-style-name="P9" draw:layer="layout" svg:width="1.958cm" svg:height="0.569cm" svg:x="17.792cm" svg:y="29.85cm">
          <draw:text-box>
            <text:p><text:span text:style-name="T3">Replicates</text:span></text:p>
          </draw:text-box>
        </draw:frame>
        <draw:frame draw:style-name="gr20" draw:text-style-name="P12" draw:layer="layout" svg:width="1.208cm" svg:height="0.75cm" svg:x="19.192cm" svg:y="23.75cm">
          <draw:text-box>
            <text:p text:style-name="P2"><text:span text:style-name="T3">links</text:span></text:p>
          </draw:text-box>
        </draw:frame>
        <draw:custom-shape draw:style-name="gr18" draw:text-style-name="P4" draw:layer="layout" svg:width="9cm" svg:height="1.5cm" svg:x="7.25cm" svg:y="22.15cm">
          <text:p text:style-name="P1"><text:span text:style-name="T2">RDO Trunk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7.3cm" svg:y="22.824cm">
          <draw:text-box>
            <text:p text:style-name="P1"><text:span text:style-name="T3">Performs CI jobs on trunk repos</text:span></text:p>
          </draw:text-box>
        </draw:frame>
        <draw:custom-shape draw:style-name="gr18" draw:text-style-name="P3" draw:layer="layout" svg:width="9cm" svg:height="1.5cm" svg:x="7.25cm" svg:y="23.55cm">
          <text:p text:style-name="P1"><text:span text:style-name="T1">CI engines</text:span></text:p>
          <text:p text:style-name="P1"><text:span text:style-name="T1"><text:a xlink:href="https://prod-rdojenkins.rhcloud.com/" xlink:type="simple">https://prod-rdojenkins.rhcloud.com/</text:a></text:span><text:span text:style-name="T1"> </text:span></text:p>
          <text:p text:style-name="P1"><text:span text:style-name="T1"><text:a xlink:href="https://ci.centos.org/view/rdo/" xlink:type="simple">https://ci.centos.org/view/rdo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16.25cm" svg:y1="27.85cm" svg:x2="20.85cm" svg:y2="26.45cm" draw:start-shape="id9" draw:end-shape="id4" draw:end-glue-point="3" svg:d="M16250 27850h750v-1400h3850" svg:viewBox="0 0 4601 1401">
          <text:p/>
        </draw:connector>
        <draw:frame draw:style-name="gr21" draw:text-style-name="P7" draw:layer="layout" svg:width="3cm" svg:height="1.205cm" svg:x="17.5cm" svg:y="24.95cm">
          <draw:text-box>
            <text:p text:style-name="P1"><text:span text:style-name="T3">Promotes curent to current-passed-ci</text:span></text:p>
          </draw:text-box>
        </draw:frame>
        <draw:connector draw:style-name="gr6" draw:text-style-name="P6" draw:layer="layout" draw:line-skew="0.499cm" svg:x1="28.597cm" svg:y1="25.75cm" svg:x2="31.9cm" svg:y2="33.65cm" draw:start-shape="id10" draw:start-glue-point="1" draw:end-shape="id11" draw:end-glue-point="1" svg:d="M28597 25750h4303v7900h-1000" svg:viewBox="0 0 4304 7901">
          <text:p/>
        </draw:connector>
        <draw:frame draw:style-name="gr22" draw:text-style-name="P7" draw:layer="layout" svg:width="2.75cm" svg:height="0.887cm" svg:x="33.45cm" svg:y="30.963cm">
          <draw:text-box>
            <text:p text:style-name="P1"><text:span text:style-name="T3">Sync periodically</text:span></text:p>
          </draw:text-box>
        </draw:frame>
        <draw:frame draw:style-name="gr12" draw:text-style-name="P8" draw:layer="layout" svg:width="2.5cm" svg:height="0.607cm" svg:x="28.452cm" svg:y="14.951cm">
          <draw:text-box>
            <text:p text:style-name="P2"><text:span text:style-name="T1">branches</text:span></text:p>
          </draw:text-box>
        </draw:frame>
        <draw:custom-shape draw:style-name="gr16" draw:text-style-name="P3" xml:id="id12" draw:id="id12" draw:layer="layout" svg:width="7.747cm" svg:height="0.5cm" svg:x="20.85cm" svg:y="24.7cm">
          <text:p text:style-name="P1"><text:span text:style-name="T1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198cm" svg:x1="20.85cm" svg:y1="23.55cm" svg:x2="20.85cm" svg:y2="24.95cm" draw:start-shape="id3" draw:start-glue-point="3" draw:end-shape="id12" draw:end-glue-point="3" svg:d="M20850 23550h-700v1400h700" svg:viewBox="0 0 701 1401">
          <text:p/>
        </draw:connector>
        <draw:custom-shape draw:style-name="gr19" draw:text-style-name="P3" xml:id="id11" draw:id="id11" draw:layer="layout" svg:width="9cm" svg:height="0.5cm" svg:x="22.9cm" svg:y="33.4cm">
          <text:p text:style-name="P1"><text:span text:style-name="T1">$DIST/rdo-trunk-$VERSION-test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999cm" svg:x1="28.597cm" svg:y1="24.95cm" svg:x2="31.9cm" svg:y2="32.95cm" draw:start-shape="id12" draw:start-glue-point="1" draw:end-shape="id13" draw:end-glue-point="1" svg:d="M28597 24950h4803v8000h-1500" svg:viewBox="0 0 4804 8001">
          <text:p/>
        </draw:connector>
        <draw:custom-shape draw:style-name="gr16" draw:text-style-name="P3" xml:id="id4" draw:id="id4" draw:layer="layout" svg:width="7.747cm" svg:height="0.5cm" svg:x="20.85cm" svg:y="26.2cm">
          <text:p text:style-name="P1"><text:span text:style-name="T1">/$DIST/current-tripleo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9cm" svg:height="1.5cm" svg:x="7.25cm" svg:y="25.7cm">
          <text:p text:style-name="P1"><text:span text:style-name="T2">TripleO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7.3cm" svg:y="26.374cm">
          <draw:text-box>
            <text:p text:style-name="P1"><text:span text:style-name="T3">Performs TripleO CI jobs on trunk master repo</text:span></text:p>
          </draw:text-box>
        </draw:frame>
        <draw:custom-shape draw:style-name="gr18" draw:text-style-name="P3" xml:id="id9" draw:id="id9" draw:layer="layout" svg:width="9cm" svg:height="1.5cm" svg:x="7.25cm" svg:y="27.1cm">
          <text:p text:style-name="P1"><text:span text:style-name="T1">CI engine managed by TriploO team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9cm" svg:height="1.5cm" svg:x="7.25cm" svg:y="22.15cm">
          <text:p text:style-name="P1"><text:span text:style-name="T2">RDO Trunk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7.3cm" svg:y="22.824cm">
          <draw:text-box>
            <text:p text:style-name="P1"><text:span text:style-name="T3">Performs CI jobs on trunk repos</text:span></text:p>
          </draw:text-box>
        </draw:frame>
        <draw:custom-shape draw:style-name="gr18" draw:text-style-name="P3" xml:id="id14" draw:id="id14" draw:layer="layout" svg:width="9cm" svg:height="1.5cm" svg:x="7.25cm" svg:y="23.55cm">
          <text:p text:style-name="P1"><text:span text:style-name="T1">CI engines</text:span></text:p>
          <text:p text:style-name="P1"><text:span text:style-name="T1"/></text:p>
          <text:p text:style-name="P1"><text:span text:style-name="T1"><text:a xlink:href="https://ci.centos.org/view/rdo/" xlink:type="simple">https://ci.centos.org/view/rdo/</text:a>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16.25cm" svg:y1="24.3cm" svg:x2="20.85cm" svg:y2="25.75cm" draw:start-shape="id14" draw:end-shape="id10" draw:end-glue-point="3" svg:d="M16250 24300h750v1450h3850" svg:viewBox="0 0 4601 1451">
          <text:p/>
        </draw:connector>
        <draw:frame draw:style-name="gr21" draw:text-style-name="P7" draw:layer="layout" svg:width="3cm" svg:height="1.205cm" svg:x="18cm" svg:y="26.5cm">
          <draw:text-box>
            <text:p text:style-name="P1"><text:span text:style-name="T3">Promotes curent to current-tripleo</text:span></text:p>
          </draw:text-box>
        </draw:frame>
        <draw:frame draw:style-name="gr11" draw:text-style-name="P7" draw:layer="layout" svg:width="9cm" svg:height="0.887cm" svg:x="30.25cm" svg:y="21.174cm">
          <draw:text-box>
            <text:p text:style-name="P1"><text:span text:style-name="T3">Performs CI jobs on trunk repos</text:span></text:p>
          </draw:text-box>
        </draw:frame>
        <draw:custom-shape draw:style-name="gr23" draw:text-style-name="P4" xml:id="id15" draw:id="id15" draw:layer="layout" svg:width="7.25cm" svg:height="1.5cm" svg:x="31.25cm" svg:y="20.5cm">
          <text:p text:style-name="P1"><text:span text:style-name="T2">distgit CI gate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25cm" svg:height="0.887cm" svg:x="31.25cm" svg:y="21.174cm">
          <draw:text-box>
            <text:p text:style-name="P1"><text:span text:style-name="T3">Performs CI jobs on new <text:s/>reviews for distgit</text:span></text:p>
          </draw:text-box>
        </draw:frame>
        <draw:custom-shape draw:style-name="gr23" draw:text-style-name="P3" xml:id="id18" draw:id="id18" draw:layer="layout" svg:width="7.25cm" svg:height="1.5cm" svg:x="31.25cm" svg:y="21.9cm">
          <text:p text:style-name="P1"><text:span text:style-name="T1">CI engines</text:span></text:p>
          <text:p text:style-name="P1"><text:span text:style-name="T1"><text:a xlink:href="https://prod-rdojenkins.rhcloud.com/" xlink:type="simple">https://prod-rdojenkins.rhcloud.com/</text:a></text:span><text:span text:style-name="T1"> 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4.875cm" svg:y1="20.5cm" svg:x2="31.1cm" svg:y2="17.3cm" draw:start-shape="id15" draw:end-shape="id16" draw:end-glue-point="2" svg:d="M34875 20500v-1600h-3775v-1600" svg:viewBox="0 0 3776 3201">
          <text:p/>
        </draw:connector>
        <draw:custom-shape draw:style-name="gr24" draw:text-style-name="P1" xml:id="id17" draw:id="id17" draw:layer="layout" svg:width="0.5cm" svg:height="0.5cm" svg:x="29.75cm" svg:y="16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xml:id="id16" draw:id="id16" draw:layer="layout" svg:width="0.5cm" svg:height="0.5cm" svg:x="30.85cm" svg:y="16.8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0cm" svg:y1="17.3cm" svg:x2="31.25cm" svg:y2="22.65cm" draw:start-shape="id17" draw:start-glue-point="2" draw:end-shape="id18" draw:end-glue-point="3" svg:d="M30000 17300v5350h1250" svg:viewBox="0 0 1251 5351">
          <text:p/>
        </draw:connector>
        <draw:frame draw:style-name="gr13" draw:text-style-name="P9" draw:layer="layout" svg:width="3.458cm" svg:height="0.887cm" svg:x="26.8cm" svg:y="18.013cm">
          <draw:text-box>
            <text:p text:style-name="P2"><text:span text:style-name="T3">Trigger CI job when a change is requested </text:span></text:p>
          </draw:text-box>
        </draw:frame>
        <draw:frame draw:style-name="gr13" draw:text-style-name="P9" draw:layer="layout" svg:width="3.458cm" svg:height="0.887cm" svg:x="31.25cm" svg:y="18.013cm">
          <draw:text-box>
            <text:p><text:span text:style-name="T3">Ad a vote depending on tes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4-12T19:42:58.755126444</dc:date>
    <meta:editing-duration>P10DT13H16M50S</meta:editing-duration>
    <meta:editing-cycles>56</meta:editing-cycles>
    <meta:generator>LibreOffice/5.0.3.2$Linux_X86_64 LibreOffice_project/00$Build-2</meta:generator>
    <dc:creator>Alfredo Moralejo</dc:creator>
    <meta:document-statistic meta:object-count="72"/>
  </office:meta>
</office:document-meta>
</file>